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H</mi>
        <mi>v</mi>
        <mrow>
          <mrow>
            <mo stretchy="false">(</mo>
            <mrow>
              <mn>1</mn>
            </mrow>
            <mo stretchy="false">)</mo>
          </mrow>
        </mrow>
      </msubsup>
      <mrow>
        <mo stretchy="false">(</mo>
        <mrow>
          <mi>z</mi>
        </mrow>
        <mo stretchy="false">)</mo>
      </mrow>
      <mrow>
        <mi/>
        <mo stretchy="false">=</mo>
        <mi/>
      </mrow>
      <msub>
        <mi>J</mi>
        <mi>v</mi>
      </msub>
      <mrow>
        <mo stretchy="false">(</mo>
        <mrow>
          <mi>z</mi>
        </mrow>
        <mo stretchy="false">)</mo>
      </mrow>
      <mrow>
        <mi/>
        <mo stretchy="false">+</mo>
        <mi/>
      </mrow>
      <mtext>i</mtext>
      <msub>
        <mi>N</mi>
        <mi>v</mi>
      </msub>
      <mrow>
        <mo stretchy="false">(</mo>
        <mrow>
          <mi>z</mi>
        </mrow>
        <mo stretchy="false">)</mo>
      </mrow>
      <mi/>
      <mtext> ; </mtext>
      <mi/>
      <msubsup>
        <mi>H</mi>
        <mi>v</mi>
        <mrow>
          <mrow>
            <mo stretchy="false">(</mo>
            <mrow>
              <mn>2</mn>
            </mrow>
            <mo stretchy="false">)</mo>
          </mrow>
        </mrow>
      </msubsup>
      <mrow>
        <mo stretchy="false">(</mo>
        <mrow>
          <mi>z</mi>
        </mrow>
        <mo stretchy="false">)</mo>
      </mrow>
      <mrow>
        <mi/>
        <mo stretchy="false">=</mo>
        <mi/>
      </mrow>
      <msub>
        <mi>J</mi>
        <mi>v</mi>
      </msub>
      <mrow>
        <mo stretchy="false">(</mo>
        <mrow>
          <mi>z</mi>
        </mrow>
        <mo stretchy="false">)</mo>
      </mrow>
      <mrow>
        <mi/>
        <mo stretchy="false">−</mo>
        <mi/>
      </mrow>
      <mtext>i</mtext>
      <msub>
        <mi>N</mi>
        <mi>v</mi>
      </msub>
      <mrow>
        <mo stretchy="false">(</mo>
        <mrow>
          <mi>z</mi>
        </mrow>
        <mo stretchy="false">)</mo>
      </mrow>
    </mrow>
    <annotation encoding="StarMath 5.0">H _v ^{(1)} (z) ~=~ 
J _v (z) ~+~ "i" N _v (z) ~" ; "~~ 
H _v ^{(2)} (z) ~=~ 
J _v (z) ~-~ "i" N _v (z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48:29.407000000</meta:creation-date>
    <meta:generator>LibreOffice/4.1.4.2$Windows_x86 LibreOffice_project/0a0440ccc0227ad9829de5f46be37cfb6edcf72</meta:generator>
  </office:meta>
</office:document-meta>
</file>